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1" style:family="text">
      <style:text-properties style:font-name="OpenSymbol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istor values for digital section are taken from the specification of the maximum current for the pass transistor and the desired foldback-protected short-circuit current.</text:p>
      <text:p text:style-name="Standard"><draw:frame draw:style-name="fr1" draw:name="Object1" text:anchor-type="as-char" svg:width="2.1016in" svg:height="0.94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/>For a maximum current of 1.5 A and short-circuit current of 0.5 A, one obtains R<text:span text:style-name="T3">1</text:span>/R<text:span text:style-name="T3">2</text:span>=0.012 and <text:span text:style-name="T4">R</text:span><text:span text:style-name="T3">sc=</text:span>0.53 <text:span text:style-name="T2"></text:span>. Selected values for R<text:span text:style-name="T3">1</text:span> and R<text:span text:style-name="T3">2</text:span> are 4.7 <text:span text:style-name="T2"></text:span> and 470 <text:span text:style-name="T2">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24T16:48:25</meta:creation-date>
    <dc:date>2007-08-24T16:57:09</dc:date>
    <dc:language>en-US</dc:language>
    <meta:editing-cycles>3</meta:editing-cycles>
    <meta:editing-duration>PT8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58" meta:character-count="3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sub>
                <math:mi>R</math:mi>
                <math:mn>1</math:mn>
              </math:msub>
              <math:msub>
                <math:mi>R</math:mi>
                <math:mn>2</math:mn>
              </math:msub>
            </math:mfrac>
            <math:mo math:stretchy="false">=</math:mo>
            <math:mfrac>
              <math:msub>
                <math:mi>I</math:mi>
                <math:mi math:fontstyle="italic">max</math:mi>
              </math:msub>
              <math:mrow>
                <math:msub>
                  <math:mi>V</math:mi>
                  <math:mn>0</math:mn>
                </math:msub>
                <math:mo math:stretchy="false">+</math:mo>
                <math:msub>
                  <math:mi>V</math:mi>
                  <math:mi math:fontstyle="italic">BE</math:mi>
                </math:msub>
              </math:mrow>
            </math:mfrac>
          </math:mrow>
          <math:mrow>
            <math:msub>
              <math:mi>R</math:mi>
              <math:mi math:fontstyle="italic">sc</math:mi>
            </math:msub>
            <math:mo math:stretchy="false">−</math:mo>
            <math:mfrac>
              <math:msub>
                <math:mi>V</math:mi>
                <math:mi math:fontstyle="italic">BE</math:mi>
              </math:msub>
              <math:mrow>
                <math:msub>
                  <math:mi>V</math:mi>
                  <math:mn>0</math:mn>
                </math:msub>
                <math:mo math:stretchy="false">+</math:mo>
                <math:msub>
                  <math:mi>V</math:mi>
                  <math:mi math:fontstyle="italic">BE</math:mi>
                </math:msub>
              </math:mrow>
            </math:mfrac>
          </math:mrow>
        </math:mrow>
      </math:mtr>
      <math:mtr>
        <math:mrow>
          <math:mfrac>
            <math:msub>
              <math:mi>R</math:mi>
              <math:mn>1</math:mn>
            </math:msub>
            <math:msub>
              <math:mi>R</math:mi>
              <math:mn>2</math:mn>
            </math:msub>
          </math:mfrac>
          <math:mo math:stretchy="false">=</math:mo>
          <math:mrow>
            <math:mfrac>
              <math:mrow>
                <math:msub>
                  <math:mi>I</math:mi>
                  <math:mi math:fontstyle="italic">sc</math:mi>
                </math:msub>
                <math:msub>
                  <math:mi>R</math:mi>
                  <math:mi math:fontstyle="italic">sc</math:mi>
                </math:msub>
              </math:mrow>
              <math:msub>
                <math:mi>V</math:mi>
                <math:mi math:fontstyle="italic">BE</math:mi>
              </math:msub>
            </math:mfrac>
            <math:mo math:stretchy="false">−</math:mo>
            <math:mn>1.0</math:mn>
          </math:mrow>
        </math:mrow>
      </math:mtr>
    </math:mtable>
    <math:annotation math:encoding="StarMath 5.0">R_1 over R_2 = I_{max} over {V_0+V_{BE}} R_{sc} - V_{BE} over {V_0+V_{BE}} 
newline
R_1 over R_2 = {I_{sc} R_{sc}} over V_{BE} -1.0
</math:annotation>
  </math:semantics>
</math:math>
</file>